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9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10.239cm"/>
    </style:style>
    <style:style style:name="co4" style:family="table-column">
      <style:table-column-properties fo:break-before="auto" style:column-width="11.964cm"/>
    </style:style>
    <style:style style:name="co5" style:family="table-column">
      <style:table-column-properties fo:break-before="auto" style:column-width="2.946cm"/>
    </style:style>
    <style:style style:name="co6" style:family="table-column">
      <style:table-column-properties fo:break-before="auto" style:column-width="0.9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4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ff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padding="0.071cm"/>
      <style:text-properties style:font-name="Liberation Sans" fo:font-size="11pt" style:font-size-asian="11pt" style:font-size-complex="11pt"/>
    </style:style>
    <style:style style:name="ce10" style:family="table-cell" style:parent-style-name="Default">
      <style:text-properties style:font-name="Liberation Sans" fo:font-size="11pt" style:font-size-asian="11pt" style:font-size-complex="11pt"/>
    </style:style>
    <style:style style:name="ce1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51" table:default-cell-style-name="ce3"/>
        <table:table-column table:style-name="co7" table:number-columns-repeated="767" table:default-cell-style-name="ce10"/>
        <table:table-row table:style-name="ro1">
          <table:table-cell table:style-name="ce1" office:value-type="string" calcext:value-type="string">
            <text:p>Номенклатура — метизы, оцинкованные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Кол-во комплектов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Общ</text:p>
          </table:table-cell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Размеры</text:p>
          </table:table-cell>
          <table:table-cell table:style-name="ce1" office:value-type="string" calcext:value-type="string">
            <text:p>Количество</text:p>
          </table:table-cell>
          <table:table-cell table:style-name="ce9"/>
          <table:table-cell table:style-name="ce1" office:value-type="string" calcext:value-type="string">
            <text:p>Итого</text:p>
          </table:table-cell>
          <table:table-cell table:style-name="ce1"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M8 х 1 метр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E4]*[.F4]" office:value-type="float" office:value="70" calcext:value-type="float">
            <text:p/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M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[.E5]*[.F5]" office:value-type="float" office:value="900" calcext:value-type="float">
            <text:p/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E6]*[.F6]" office:value-type="float" office:value="40" calcext:value-type="float">
            <text:p/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Гайка удлиненная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E7]*[.F7]" office:value-type="float" office:value="70" calcext:value-type="float">
            <text:p/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M8 x 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E8]*[.F8]" office:value-type="float" office:value="20" calcext:value-type="float">
            <text:p/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E9]*[.F9]" office:value-type="float" office:value="80" calcext:value-type="float">
            <text:p/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E10]*[.F10]" office:value-type="float" office:value="80" calcext:value-type="float">
            <text:p/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инт под шестигранный ключ</text:p>
          </table:table-cell>
          <table:table-cell office:value-type="string" calcext:value-type="string">
            <text:p>M5 x 1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E11]*[.F11]" office:value-type="float" office:value="160" calcext:value-type="float">
            <text:p/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инт крест с потайной головкой</text:p>
          </table:table-cell>
          <table:table-cell office:value-type="string" calcext:value-type="string">
            <text:p>M4 x 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E12]*[.F12]" office:value-type="float" office:value="40" calcext:value-type="float">
            <text:p/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Гайка нейлон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E13]*[.F13]" office:value-type="float" office:value="120" calcext:value-type="float">
            <text:p/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M3 x 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E14]*[.F14]" office:value-type="float" office:value="130" calcext:value-type="float">
            <text:p/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M3 x 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E15]*[.F15]" office:value-type="float" office:value="180" calcext:value-type="float">
            <text:p/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M3 x 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E16]*[.F16]" office:value-type="float" office:value="110" calcext:value-type="float">
            <text:p/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M3 x 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E17]*[.F17]" office:value-type="float" office:value="40" calcext:value-type="float">
            <text:p/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M3 x 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E18]*[.F18]" office:value-type="float" office:value="30" calcext:value-type="float">
            <text:p/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M3 x 4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E19]*[.F19]" office:value-type="float" office:value="30" calcext:value-type="float">
            <text:p/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E20]*[.F20]" office:value-type="float" office:value="300" calcext:value-type="float">
            <text:p/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Болт шестигранная головка</text:p>
          </table:table-cell>
          <table:table-cell office:value-type="string" calcext:value-type="string">
            <text:p>M8 x 60, резьба на хвосте 23 мм (не целиком с резьбой!)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21]*[.F21]" office:value-type="float" office:value="10" calcext:value-type="float">
            <text:p/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5"/>
          <table:table-cell table:style-name="ce4" table:number-columns-repeated="1021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-швеллер</text:p>
          </table:table-cell>
          <table:table-cell table:style-name="ce6" office:value-type="string" calcext:value-type="string">
            <text:p>Алюминий, 20 (хвосты) х 25 (перекладина) х 1 метр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4]*[.F24]" office:value-type="float" office:value="1" calcext:value-type="float">
            <text:p/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тулка 11 мм длиной</text:p>
          </table:table-cell>
          <table:table-cell office:value-type="string" calcext:value-type="string">
            <text:p>Алюминиевая трубка, диаметр 8 х 1 метр, толщина любая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5]*[.F25]" office:value-type="float" office:value="1" calcext:value-type="float">
            <text:p/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рим.: все винты с полукруглой головкой</text:p>
          </table:table-cell>
          <table:table-cell table:number-columns-repeated="2"/>
          <table:table-cell table:style-name="ce7"/>
          <table:table-cell table:number-columns-repeated="1020"/>
        </table:table-row>
        <table:table-row table:style-name="ro1" table:number-rows-repeated="12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2">
        <table:table-column table:style-name="co7" table:number-columns-repeated="257" table:default-cell-style-name="ce11"/>
        <table:table-column table:style-name="co7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3" table:style-name="ta3">
        <table:table-column table:style-name="co7" table:number-columns-repeated="257" table:default-cell-style-name="ce11"/>
        <table:table-column table:style-name="co7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Lucida Sans Unicode" style:font-family-asian="'Lucida Sans Unicode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.00.0000</text:date>, <text:time style:data-style-name="N2" text:time-value="12:57:53.42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2" style:display-name="PageStyle_Лист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3" style:display-name="PageStyle_Лист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nswer</meta:initial-creator>
    <meta:creation-date>2012-08-20T15:11:28</meta:creation-date>
    <dc:creator>Andrew Answer</dc:creator>
    <dc:date>2014-04-07T13:33:31.218000000</dc:date>
    <meta:editing-cycles>19</meta:editing-cycles>
    <meta:editing-duration>PT2H1M15S</meta:editing-duration>
    <meta:generator>LibreOffice/4.2.0.4$Windows_x86 LibreOffice_project/05dceb5d363845f2cf968344d7adab8dcfb2ba71</meta:generator>
    <meta:document-statistic meta:table-count="3" meta:cell-count="0" meta:object-count="0"/>
  </office:meta>
</office:document-meta>
</file>